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The Greens** <text:s/></text:p>
      <text:p text:style-name="Standard">*An Animated Feature Film* <text:s/></text:p>
      <text:p text:style-name="Standard">Written by Ashik S Ramdaw <text:s/></text:p>
      <text:p text:style-name="Standard"/>
      <text:p text:style-name="Standard">**Running Time:** ~110 minutes <text:s/></text:p>
      <text:p text:style-name="Standard"/>
      <text:p text:style-name="Standard">---</text:p>
      <text:p text:style-name="Standard"/>
      <text:p text:style-name="Standard">### **ACT 1**</text:p>
      <text:p text:style-name="Standard"/>
      <text:p text:style-name="Standard">---</text:p>
      <text:p text:style-name="Standard"/>
      <text:p text:style-name="Standard">### **Scene 1: Opening Montage** <text:s/></text:p>
      <text:p text:style-name="Standard"/>
      <text:p text:style-name="Standard">*(A whimsical orchestral score plays as the camera pans over a quiet, isolated farm under a starry night sky. A sudden streak of light races across the heavens, followed by a distant rumble like thunder.)* <text:s/></text:p>
      <text:p text:style-name="Standard"/>
      <text:p text:style-name="Standard">**NARRATOR (V.O.)** <text:s/></text:p>
      <text:p text:style-name="Standard">Once upon a time, in the middle of nowhere, a mystery fell from the sky. A flash of light… a sound like thunder… and then—silence. <text:s/></text:p>
      <text:p text:style-name="Standard"/>
      <text:p text:style-name="Standard">*(A shimmering UFO hovers briefly over a cornfield, its lights casting strange patterns on the ground. Moments later, it zips away into the night. In the stillness that follows, the faint cry of a baby echoes.)* <text:s/></text:p>
      <text:p text:style-name="Standard"/>
      <text:p text:style-name="Standard">*(A young farmer woman, **AMY**, cautiously steps out of her farmhouse, a lantern in hand. She follows the sound to the cornfield, where she discovers a baby wrapped in green fabric. Hesitating, she picks up the child, her face a mix of wonder and fear.)* <text:s/></text:p>
      <text:p text:style-name="Standard"/>
      <text:p text:style-name="Standard">**NARRATOR (V.O.)** <text:s/></text:p>
      <text:p text:style-name="Standard">No one knew where the baby had come from. But Maria, as she was named, grew up knowing she was different. You see, Maria’s skin… was green. <text:s/></text:p>
      <text:p text:style-name="Standard"/>
      <text:p text:style-name="Standard">*(Cue a montage: Maria as a young child, sitting alone at school while others whisper and point. At night, she stares at the stars, her eyes full of wonder.)* <text:s/></text:p>
      <text:p text:style-name="Standard"/>
      <text:p text:style-name="Standard">**NARRATOR (V.O.)** <text:s/></text:p>
      <text:p text:style-name="Standard">Maria never fit in. But she had a big heart and a bigger dream—to find out who she really was. <text:s/></text:p>
      <text:p text:style-name="Standard"/>
      <text:p text:style-name="Standard">*(At age 18, Maria waves goodbye to the farm and boards a bus. She arrives in Fairyville, a magical town filled with shimmering lights and fantastical creatures. The fairies there accept her immediately. In a dramatic moment, Maria saves the **FAIRY QUEEN** from a wolf attack. As thanks, the fairies craft a green-skinned companion for her: **ALBERT**.)* <text:s/></text:p>
      <text:p text:style-name="Standard"/>
      <text:p text:style-name="Standard">**NARRATOR (V.O.)** <text:s/></text:p>
      <text:p text:style-name="Standard">Maria finally found a place where she belonged. She fell in love, started a family, and thought life would be perfect. But life, as we know, is rarely that simple. <text:s/></text:p>
      <text:p text:style-name="Standard"/>
      <text:p text:style-name="Standard">*(The scene transitions to the bustling city of Charliestown. Maria, now older, walks hand-in-hand with Albert and their two children, **SASHA** and **CALEB**, both of whom look uneasy.)* <text:s/></text:p>
      <text:p text:style-name="Standard"/>
      <text:p text:style-name="Standard"><text:soft-page-break/>---</text:p>
      <text:p text:style-name="Standard"/>
      <text:p text:style-name="Standard">### **Scene 2: A New Beginning**</text:p>
      <text:p text:style-name="Standard"/>
      <text:p text:style-name="Standard">*(The Green family stands in the living room of their modest new home. Moving boxes are scattered around.)* <text:s/></text:p>
      <text:p text:style-name="Standard"/>
      <text:p text:style-name="Standard">**MARIA** <text:s/></text:p>
      <text:p text:style-name="Standard">Well, kids, here we are. A fresh start! <text:s/></text:p>
      <text:p text:style-name="Standard"/>
      <text:p text:style-name="Standard">**ALBERT** *(adjusting a box labeled “KITCHEN”)* <text:s/></text:p>
      <text:p text:style-name="Standard">A fresh start where we can blend in. <text:s/></text:p>
      <text:p text:style-name="Standard"/>
      <text:p text:style-name="Standard">**SASHA** *(rolling her eyes)* <text:s/></text:p>
      <text:p text:style-name="Standard">Blend in. Sure. That’ll be easy. <text:s/></text:p>
      <text:p text:style-name="Standard"/>
      <text:p text:style-name="Standard">**CALEB** *(grumbling as he slumps into a chair)* <text:s/></text:p>
      <text:p text:style-name="Standard">I bet the kids here are just like the ones back home. <text:s/></text:p>
      <text:p text:style-name="Standard"/>
      <text:p text:style-name="Standard">**MARIA** *(kneeling beside him, soft but firm)* <text:s/></text:p>
      <text:p text:style-name="Standard">Caleb, honey, it’ll be different this time. We just need to be careful, okay? <text:s/></text:p>
      <text:p text:style-name="Standard"/>
      <text:p text:style-name="Standard">**SASHA** <text:s/></text:p>
      <text:p text:style-name="Standard">Yeah, Caleb. Careful. Like me. <text:s/></text:p>
      <text:p text:style-name="Standard"/>
      <text:p text:style-name="Standard">*(She pulls a small bottle of black paint from her bag. Caleb watches with a mix of curiosity and unease.)* <text:s/></text:p>
      <text:p text:style-name="Standard"/>
      <text:p text:style-name="Standard">**ALBERT** *(raising an eyebrow)* <text:s/></text:p>
      <text:p text:style-name="Standard">Are you sure about this, Sasha? <text:s/></text:p>
      <text:p text:style-name="Standard"/>
      <text:p text:style-name="Standard">**SASHA** *(grinning)* <text:s/></text:p>
      <text:p text:style-name="Standard">Come on, Dad. It works! No one will ever know. <text:s/></text:p>
      <text:p text:style-name="Standard"/>
      <text:p text:style-name="Standard">*(Sasha begins painting her arms with quick, practiced strokes. Albert exchanges a worried glance with Maria.)* <text:s/></text:p>
      <text:p text:style-name="Standard"/>
      <text:p text:style-name="Standard">---</text:p>
      <text:p text:style-name="Standard"/>
      <text:p text:style-name="Standard">### **Scene 3: Sasha’s First Day**</text:p>
      <text:p text:style-name="Standard"/>
      <text:p text:style-name="Standard">*(Sasha, her arms flawlessly painted, struts into the school. She radiates confidence as students turn to stare.)* <text:s/></text:p>
      <text:p text:style-name="Standard"/>
      <text:p text:style-name="Standard">**RANDOM STUDENT 1** *(whispering to a friend)* <text:s/></text:p>
      <text:p text:style-name="Standard">Whoa. Who’s the new girl? <text:s/></text:p>
      <text:p text:style-name="Standard"/>
      <text:p text:style-name="Standard">**RANDOM STUDENT 2** <text:s/></text:p>
      <text:p text:style-name="Standard">She’s cool. I like her style. <text:s/></text:p>
      <text:p text:style-name="Standard"/>
      <text:p text:style-name="Standard">*(Sasha smirks, clearly enjoying the attention. At lunch, she’s invited to sit with a group of popular girls.)* <text:s/></text:p>
      <text:p text:style-name="Standard"><text:soft-page-break/></text:p>
      <text:p text:style-name="Standard">**POPULAR GIRL** *(laughing at Sasha’s joke)* <text:s/></text:p>
      <text:p text:style-name="Standard">You’re hilarious, Sasha! You should totally join the spirit squad. <text:s/></text:p>
      <text:p text:style-name="Standard"/>
      <text:p text:style-name="Standard">**SASHA** *(playfully flipping her hair)* <text:s/></text:p>
      <text:p text:style-name="Standard">Well, if you insist. <text:s/></text:p>
      <text:p text:style-name="Standard"/>
      <text:p text:style-name="Standard">*(Across the cafeteria, Caleb sits alone, his hood pulled low. He doodles spaceships in his notebook, trying to block out the world.)* <text:s/></text:p>
      <text:p text:style-name="Standard"/>
      <text:p text:style-name="Standard">---</text:p>
      <text:p text:style-name="Standard"/>
      <text:p text:style-name="Standard">### **Scene 4: Caleb Meets Kiara**</text:p>
      <text:p text:style-name="Standard"/>
      <text:p text:style-name="Standard">*(In the school library, Caleb sketches quietly. A voice startles him.)* <text:s/></text:p>
      <text:p text:style-name="Standard"/>
      <text:p text:style-name="Standard">**KIARA (O.S.)** <text:s/></text:p>
      <text:p text:style-name="Standard">Cool drawing. <text:s/></text:p>
      <text:p text:style-name="Standard"/>
      <text:p text:style-name="Standard">*(Caleb looks up to see **KIARA**, a girl with bright eyes and a friendly smile, standing across from him.)* <text:s/></text:p>
      <text:p text:style-name="Standard"/>
      <text:p text:style-name="Standard">**KIARA** <text:s/></text:p>
      <text:p text:style-name="Standard">You’re Caleb, right? I’m Kiara. I just moved here. <text:s/></text:p>
      <text:p text:style-name="Standard"/>
      <text:p text:style-name="Standard">**CALEB** *(nervously tucking his sketch away)* <text:s/></text:p>
      <text:p text:style-name="Standard">Uh… yeah. Hi. <text:s/></text:p>
      <text:p text:style-name="Standard"/>
      <text:p text:style-name="Standard">**KIARA** *(sitting down)* <text:s/></text:p>
      <text:p text:style-name="Standard">Are you into space stuff? <text:s/></text:p>
      <text:p text:style-name="Standard"/>
      <text:p text:style-name="Standard">**CALEB** <text:s/></text:p>
      <text:p text:style-name="Standard">Kind of. <text:s/></text:p>
      <text:p text:style-name="Standard"/>
      <text:p text:style-name="Standard">**KIARA** <text:s/></text:p>
      <text:p text:style-name="Standard">Me too! Did you know the Andromeda Galaxy is moving toward us? Someday, it’ll collide with the Milky Way. <text:s/></text:p>
      <text:p text:style-name="Standard"/>
      <text:p text:style-name="Standard">**CALEB** *(blinking in surprise)* <text:s/></text:p>
      <text:p text:style-name="Standard">You… know about Andromeda? <text:s/></text:p>
      <text:p text:style-name="Standard"/>
      <text:p text:style-name="Standard">**KIARA** *(grinning)* <text:s/></text:p>
      <text:p text:style-name="Standard">Who doesn’t? <text:s/></text:p>
      <text:p text:style-name="Standard"/>
      <text:p text:style-name="Standard">*(For the first time, Caleb smiles. He feels a flicker of connection.)* <text:s/></text:p>
      <text:p text:style-name="Standard"/>
      <text:p text:style-name="Standard">---</text:p>
      <text:p text:style-name="Standard"/>
      <text:p text:style-name="Standard">### **Scene 5: Family Dinner**</text:p>
      <text:p text:style-name="Standard"/>
      <text:p text:style-name="Standard">*(The family gathers around the dinner table. Sasha is animated as she recounts her day.)* <text:s/></text:p>
      <text:p text:style-name="Standard"/>
      <text:p text:style-name="Standard"><text:soft-page-break/>**SASHA** <text:s/></text:p>
      <text:p text:style-name="Standard">And then they asked me to join the spirit squad! Can you believe it? <text:s/></text:p>
      <text:p text:style-name="Standard"/>
      <text:p text:style-name="Standard">**MARIA** *(smiling proudly)* <text:s/></text:p>
      <text:p text:style-name="Standard">That’s wonderful, sweetie. <text:s/></text:p>
      <text:p text:style-name="Standard"/>
      <text:p text:style-name="Standard">**CALEB** *(quietly pushing food around on his plate)* <text:s/></text:p>
      <text:p text:style-name="Standard">Everyone just stared at me. <text:s/></text:p>
      <text:p text:style-name="Standard"/>
      <text:p text:style-name="Standard">**ALBERT** <text:s/></text:p>
      <text:p text:style-name="Standard">Did anyone talk to you? <text:s/></text:p>
      <text:p text:style-name="Standard"/>
      <text:p text:style-name="Standard">**CALEB** <text:s/></text:p>
      <text:p text:style-name="Standard">One girl. Kiara. <text:s/></text:p>
      <text:p text:style-name="Standard"/>
      <text:p text:style-name="Standard">**MARIA** *(encouragingly)* <text:s/></text:p>
      <text:p text:style-name="Standard">See? That’s a good sign. <text:s/></text:p>
      <text:p text:style-name="Standard"/>
      <text:p text:style-name="Standard">*(Caleb doesn’t respond. He looks down at his plate, still uncertain.)* <text:s/></text:p>
      <text:p text:style-name="Standard"/>
      <text:p text:style-name="Standard">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**ACT 2**</text:p>
      <text:p text:style-name="Standard"/>
      <text:p text:style-name="Standard">---</text:p>
      <text:p text:style-name="Standard"/>
      <text:p text:style-name="Standard">### **Scene 1: Caleb Opens Up to Kiara** <text:s/></text:p>
      <text:p text:style-name="Standard"/>
      <text:p text:style-name="Standard">*(Afternoon light streams through the library windows. Caleb sits at his usual table, head down as he sketches. **KIARA** approaches, carrying a book.)* <text:s/></text:p>
      <text:p text:style-name="Standard"/>
      <text:p text:style-name="Standard">**KIARA** *(teasing)* <text:s/></text:p>
      <text:p text:style-name="Standard">Still hiding under that hoodie, huh? <text:s/></text:p>
      <text:p text:style-name="Standard"/>
      <text:p text:style-name="Standard">**CALEB** *(shrugging)* <text:s/></text:p>
      <text:p text:style-name="Standard">It’s just easier. <text:s/></text:p>
      <text:p text:style-name="Standard"/>
      <text:p text:style-name="Standard">**KIARA** *(sitting across from him)* <text:s/></text:p>
      <text:p text:style-name="Standard">Easier doesn’t mean better. <text:s/></text:p>
      <text:p text:style-name="Standard"/>
      <text:p text:style-name="Standard">*(Caleb hesitates, glancing at her before closing his sketchbook.)* <text:s/></text:p>
      <text:p text:style-name="Standard"/>
      <text:p text:style-name="Standard">**CALEB** <text:s/></text:p>
      <text:p text:style-name="Standard">Why are you even talking to me? You could hang out with anyone. <text:s/></text:p>
      <text:p text:style-name="Standard"/>
      <text:p text:style-name="Standard">**KIARA** *(grinning)* <text:s/></text:p>
      <text:p text:style-name="Standard">Because you’re interesting. And I think… you’re hiding something. <text:s/></text:p>
      <text:p text:style-name="Standard"/>
      <text:p text:style-name="Standard">*(Caleb freezes, clutching his hoodie tighter. Kiara leans back, holding up her hands.)* <text:s/></text:p>
      <text:p text:style-name="Standard"/>
      <text:p text:style-name="Standard">**KIARA** <text:s/></text:p>
      <text:p text:style-name="Standard">Relax. It’s not a bad thing. Everyone’s hiding something. <text:s/></text:p>
      <text:p text:style-name="Standard"/>
      <text:p text:style-name="Standard">*(Caleb studies her face, seeing only sincerity. For the first time, he considers letting someone in.)* <text:s/></text:p>
      <text:p text:style-name="Standard"/>
      <text:p text:style-name="Standard">---</text:p>
      <text:p text:style-name="Standard"/>
      <text:p text:style-name="Standard">### **Scene 2: Sasha’s Guilt**</text:p>
      <text:p text:style-name="Standard"/>
      <text:p text:style-name="Standard">*(At school, Sasha sits with the popular girls, laughing, but her smile fades when she glances across the cafeteria. Caleb eats alone, head down, as whispers ripple around him.)* <text:s/></text:p>
      <text:p text:style-name="Standard"/>
      <text:p text:style-name="Standard">**POPULAR GIRL** *(snapping her fingers)* <text:s/></text:p>
      <text:p text:style-name="Standard">Earth to Sasha! Are you coming to the mall later? <text:s/></text:p>
      <text:p text:style-name="Standard"/>
      <text:p text:style-name="Standard">**SASHA** *(forcing a smile)* <text:s/></text:p>
      <text:p text:style-name="Standard">Uh, yeah. Totally. <text:s/></text:p>
      <text:p text:style-name="Standard"/>
      <text:p text:style-name="Standard">*(Later, at home, Sasha stares at herself in the mirror. She scrubs the black paint off her arms, revealing her green skin.)* <text:s/></text:p>
      <text:p text:style-name="Standard"/>
      <text:p text:style-name="Standard">**SASHA** *(to herself)* <text:s/></text:p>
      <text:p text:style-name="Standard">Is this who I am? Or just who they want me to be? <text:s/></text:p>
      <text:p text:style-name="Standard"><text:soft-page-break/></text:p>
      <text:p text:style-name="Standard">*(She looks at a photo of her family, her resolve wavering.)* <text:s/></text:p>
      <text:p text:style-name="Standard"/>
      <text:p text:style-name="Standard">---</text:p>
      <text:p text:style-name="Standard"/>
      <text:p text:style-name="Standard">### **Scene 3: Caleb’s Secret is Discovered** <text:s/></text:p>
      <text:p text:style-name="Standard"/>
      <text:p text:style-name="Standard">*(After school, Caleb sketches in the park, engrossed. Kiara sneaks up behind him, playful, but stops when she notices a patch of green skin on his arm where his sleeve has slipped.)* <text:s/></text:p>
      <text:p text:style-name="Standard"/>
      <text:p text:style-name="Standard">**KIARA** *(softly)* <text:s/></text:p>
      <text:p text:style-name="Standard">Caleb… your arm. <text:s/></text:p>
      <text:p text:style-name="Standard"/>
      <text:p text:style-name="Standard">*(Caleb jumps, yanking his sleeve down, panic flashing across his face.)* <text:s/></text:p>
      <text:p text:style-name="Standard"/>
      <text:p text:style-name="Standard">**CALEB** <text:s/></text:p>
      <text:p text:style-name="Standard">I… I can explain! <text:s/></text:p>
      <text:p text:style-name="Standard"/>
      <text:p text:style-name="Standard">**KIARA** *(calmly)* <text:s/></text:p>
      <text:p text:style-name="Standard">Is that your skin? <text:s/></text:p>
      <text:p text:style-name="Standard"/>
      <text:p text:style-name="Standard">*(Caleb nods, his breath shallow. Kiara kneels beside him, her voice gentle.)* <text:s/></text:p>
      <text:p text:style-name="Standard"/>
      <text:p text:style-name="Standard">**KIARA** <text:s/></text:p>
      <text:p text:style-name="Standard">It’s okay. I won’t tell anyone. <text:s/></text:p>
      <text:p text:style-name="Standard"/>
      <text:p text:style-name="Standard">**CALEB** *(staring at her, incredulous)* <text:s/></text:p>
      <text:p text:style-name="Standard">You don’t think it’s… weird? <text:s/></text:p>
      <text:p text:style-name="Standard"/>
      <text:p text:style-name="Standard">**KIARA** <text:s/></text:p>
      <text:p text:style-name="Standard">It’s different. But that’s not bad. <text:s/></text:p>
      <text:p text:style-name="Standard"/>
      <text:p text:style-name="Standard">*(Caleb relaxes slightly, the tension in his shoulders easing. For the first time, he feels truly seen.)* <text:s/></text:p>
      <text:p text:style-name="Standard"/>
      <text:p text:style-name="Standard">---</text:p>
      <text:p text:style-name="Standard"/>
      <text:p text:style-name="Standard">### **Scene 4: Sasha’s Secret is at Risk** <text:s/></text:p>
      <text:p text:style-name="Standard"/>
      <text:p text:style-name="Standard">*(Sasha practices with the spirit squad in the gym. As they rehearse a cheer, a teammate accidentally spills water on Sasha’s arm. The paint begins to smudge.)* <text:s/></text:p>
      <text:p text:style-name="Standard"/>
      <text:p text:style-name="Standard">**POPULAR GIRL** <text:s/></text:p>
      <text:p text:style-name="Standard">Sasha! Your arm… it’s— <text:s/></text:p>
      <text:p text:style-name="Standard"/>
      <text:p text:style-name="Standard">**SASHA** *(cutting her off, panicked)* <text:s/></text:p>
      <text:p text:style-name="Standard">Dry skin! It’s just dry skin! <text:s/></text:p>
      <text:p text:style-name="Standard"/>
      <text:p text:style-name="Standard">*(She grabs a towel and retreats to the locker room, scrubbing at the paint with shaking hands.)* <text:s/></text:p>
      <text:p text:style-name="Standard"/>
      <text:p text:style-name="Standard">**SASHA** *(whispering to herself)* <text:s/></text:p>
      <text:p text:style-name="Standard">Keep it together. Keep it together. <text:s/></text:p>
      <text:p text:style-name="Standard"/>
      <text:p text:style-name="Standard"><text:soft-page-break/>---</text:p>
      <text:p text:style-name="Standard"/>
      <text:p text:style-name="Standard">### **Scene 5: The Reveal** <text:s/></text:p>
      <text:p text:style-name="Standard"/>
      <text:p text:style-name="Standard">*(At a school assembly, the auditorium is packed. The principal is mid-speech when the projector flickers. Suddenly, photos of Sasha and Caleb with their green skin flash onto the screen. Gasps ripple through the crowd.)* <text:s/></text:p>
      <text:p text:style-name="Standard"/>
      <text:p text:style-name="Standard">**STUDENT 1** <text:s/></text:p>
      <text:p text:style-name="Standard">Is that real? <text:s/></text:p>
      <text:p text:style-name="Standard"/>
      <text:p text:style-name="Standard">**STUDENT 2** <text:s/></text:p>
      <text:p text:style-name="Standard">They’re… green freaks! <text:s/></text:p>
      <text:p text:style-name="Standard"/>
      <text:p text:style-name="Standard">*(Caleb, sitting in the back, freezes. Sasha, onstage with the spirit squad, drops her pom-poms.)* <text:s/></text:p>
      <text:p text:style-name="Standard"/>
      <text:p text:style-name="Standard">**CALEB** *(whispering to himself)* <text:s/></text:p>
      <text:p text:style-name="Standard">Not again… <text:s/></text:p>
      <text:p text:style-name="Standard"/>
      <text:p text:style-name="Standard">*(He bolts from the auditorium. Sasha hesitates, then runs after him, tears streaming as students jeer.)* <text:s/></text:p>
      <text:p text:style-name="Standard"/>
      <text:p text:style-name="Standard">---</text:p>
      <text:p text:style-name="Standard"/>
      <text:p text:style-name="Standard">### **Scene 6: The Family Plans to Leave** <text:s/></text:p>
      <text:p text:style-name="Standard"/>
      <text:p text:style-name="Standard">*(At home, the family sits around the kitchen table, the mood heavy. Maria and Albert exchange worried glances as Sasha paces.)* <text:s/></text:p>
      <text:p text:style-name="Standard"/>
      <text:p text:style-name="Standard">**MARIA** <text:s/></text:p>
      <text:p text:style-name="Standard">We’ve been through this before. It’s not safe here anymore. <text:s/></text:p>
      <text:p text:style-name="Standard"/>
      <text:p text:style-name="Standard">**ALBERT** <text:s/></text:p>
      <text:p text:style-name="Standard">We’ll pack up and leave in the morning. <text:s/></text:p>
      <text:p text:style-name="Standard"/>
      <text:p text:style-name="Standard">**SASHA** *(whirling around)* <text:s/></text:p>
      <text:p text:style-name="Standard">Leave? Just like that? What about my friends? My life? <text:s/></text:p>
      <text:p text:style-name="Standard"/>
      <text:p text:style-name="Standard">**CALEB** *(bitterly)* <text:s/></text:p>
      <text:p text:style-name="Standard">What life? They hate us now. <text:s/></text:p>
      <text:p text:style-name="Standard"/>
      <text:p text:style-name="Standard">**MARIA** *(gently)* <text:s/></text:p>
      <text:p text:style-name="Standard">Not everyone will understand, but we can’t change who we are. And we shouldn’t have to. <text:s/></text:p>
      <text:p text:style-name="Standard"/>
      <text:p text:style-name="Standard">*(Sasha storms off. Caleb sits silently, staring at his sketchbook.)* <text:s/></text:p>
      <text:p text:style-name="Standard"/>
      <text:p text:style-name="Standard">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## **ACT 3**</text:p>
      <text:p text:style-name="Standard"/>
      <text:p text:style-name="Standard">---</text:p>
      <text:p text:style-name="Standard"/>
      <text:p text:style-name="Standard">### **Scene 1: The Assembly Confrontation** <text:s/></text:p>
      <text:p text:style-name="Standard"/>
      <text:p text:style-name="Standard">*(The next day, Caleb and Sasha walk into the school auditorium. Murmurs fill the room as they step onto the stage. Maria and Albert stand at the back, watching anxiously.)* <text:s/></text:p>
      <text:p text:style-name="Standard"/>
      <text:p text:style-name="Standard">**CALEB** *(to Sasha, under his breath)* <text:s/></text:p>
      <text:p text:style-name="Standard">You ready? <text:s/></text:p>
      <text:p text:style-name="Standard"/>
      <text:p text:style-name="Standard">**SASHA** *(nervously)* <text:s/></text:p>
      <text:p text:style-name="Standard">Not even a little. <text:s/></text:p>
      <text:p text:style-name="Standard"/>
      <text:p text:style-name="Standard">*(Caleb takes the mic, his voice steady despite his fear.)* <text:s/></text:p>
      <text:p text:style-name="Standard"/>
      <text:p text:style-name="Standard">**CALEB** <text:s/></text:p>
      <text:p text:style-name="Standard">Yeah, it’s true. Our skin is green. And you know what? We’re done hiding. <text:s/></text:p>
      <text:p text:style-name="Standard"/>
      <text:p text:style-name="Standard">*(The room falls silent. Caleb takes a deep breath.)* <text:s/></text:p>
      <text:p text:style-name="Standard"/>
      <text:p text:style-name="Standard">**CALEB** <text:s/></text:p>
      <text:p text:style-name="Standard">We didn’t choose this. But it’s who we are. And maybe… that’s not so bad. <text:s/></text:p>
      <text:p text:style-name="Standard"/>
      <text:p text:style-name="Standard">**SASHA** *(stepping forward)* <text:s/></text:p>
      <text:p text:style-name="Standard">I thought I had to hide to fit in. But I see now… I don’t have to change myself to be accepted. <text:s/></text:p>
      <text:p text:style-name="Standard"/>
      <text:p text:style-name="Standard">*(From the crowd, **GEORGE** squirms uncomfortably. Kiara steps forward and points him out.)* <text:s/></text:p>
      <text:p text:style-name="Standard"/>
      <text:p text:style-name="Standard">**KIARA** <text:s/></text:p>
      <text:p text:style-name="Standard">George was the one who exposed them. <text:s/></text:p>
      <text:p text:style-name="Standard"/>
      <text:p text:style-name="Standard">**GEORGE** *(defensive)* <text:s/></text:p>
      <text:p text:style-name="Standard">It was just a joke! <text:s/></text:p>
      <text:p text:style-name="Standard"/>
      <text:p text:style-name="Standard">**CALEB** <text:s/></text:p>
      <text:p text:style-name="Standard">No, George. It was cruel. <text:s/></text:p>
      <text:p text:style-name="Standard"/>
      <text:p text:style-name="Standard">*(The crowd murmurs. A few students glare at George.)* <text:s/></text:p>
      <text:p text:style-name="Standard"/>
      <text:p text:style-name="Standard">**STUDENT 1** <text:s/></text:p>
      <text:p text:style-name="Standard">That’s messed up. <text:s/></text:p>
      <text:p text:style-name="Standard"/>
      <text:p text:style-name="Standard">**STUDENT 2** <text:s/></text:p>
      <text:p text:style-name="Standard">Yeah, leave them alone! <text:s/></text:p>
      <text:p text:style-name="Standard"/>
      <text:p text:style-name="Standard">*(The tension breaks as someone starts clapping. Slowly, the entire auditorium joins in.)* <text:s/></text:p>
      <text:p text:style-name="Standard"/>
      <text:p text:style-name="Standard">---</text:p>
      <text:p text:style-name="Standard"/>
      <text:p text:style-name="Standard"><text:soft-page-break/>### **Scene 2: The Green Family’s Celebration** <text:s/></text:p>
      <text:p text:style-name="Standard"/>
      <text:p text:style-name="Standard">*(In their backyard, the Greens host a lively block party. Neighbors and classmates gather, holding signs like “We Support You!” and “Be Proud!” Sasha performs a cheer routine, green and glowing with pride, while Caleb shares his spaceship sketches with a group of fascinated students.)* <text:s/></text:p>
      <text:p text:style-name="Standard"/>
      <text:p text:style-name="Standard">**MARIA** *(watching from the porch)* <text:s/></text:p>
      <text:p text:style-name="Standard">I can’t believe this is really happening. <text:s/></text:p>
      <text:p text:style-name="Standard"/>
      <text:p text:style-name="Standard">**ALBERT** *(smiling)* <text:s/></text:p>
      <text:p text:style-name="Standard">For the first time, it feels like we belong. <text:s/></text:p>
      <text:p text:style-name="Standard"/>
      <text:p text:style-name="Standard">*(The camera pans out as the family stands together, surrounded by friends and laughter.)* <text:s/></text:p>
      <text:p text:style-name="Standard"/>
      <text:p text:style-name="Standard">**NARRATOR (V.O.)** <text:s/></text:p>
      <text:p text:style-name="Standard">Sometimes, being yourself takes more courage than you ever thought you had. But when you embrace who you are, the world can be a brighter, greener place. <text:s/></text:p>
      <text:p text:style-name="Standard"/>
      <text:p text:style-name="Standard">*(The screen fades to black as the words “The End” appear in shimmering green letters.)*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3:00:14.173000000</meta:creation-date>
    <dc:date>2024-11-26T23:02:18.640000000</dc:date>
    <meta:editing-duration>PT2M8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9" meta:paragraph-count="218" meta:word-count="1793" meta:character-count="11198" meta:non-whitespace-character-count="9237"/>
  </office:meta>
</office:document-meta>
</file>